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fo:margin-left="-0.191cm" fo:margin-top="0cm" fo:margin-bottom="0cm" table:align="left" style:writing-mode="lr-tb"/>
    </style:style>
    <style:style style:name="Таблица1.A" style:family="table-column">
      <style:table-column-properties style:column-width="7.331cm"/>
    </style:style>
    <style:style style:name="Таблица1.B" style:family="table-column">
      <style:table-column-properties style:column-width="4.258cm"/>
    </style:style>
    <style:style style:name="Таблица1.C" style:family="table-column">
      <style:table-column-properties style:column-width="4.9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1.B1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Таблица1.B2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0.5pt solid #000001" fo:border-bottom="0.5pt solid #000001">
        <style:background-image/>
      </style:table-cell-properties>
    </style:style>
    <style:style style:name="Таблица4" style:family="table">
      <style:table-properties style:width="16.544cm" fo:margin-left="-0.002cm" fo:margin-top="0cm" fo:margin-bottom="0cm" table:align="left" style:writing-mode="lr-tb"/>
    </style:style>
    <style:style style:name="Таблица4.A" style:family="table-column">
      <style:table-column-properties style:column-width="12.502cm"/>
    </style:style>
    <style:style style:name="Таблица4.B" style:family="table-column">
      <style:table-column-properties style:column-width="4.041cm"/>
    </style:style>
    <style:style style:name="Таблица4.1" style:family="table-row">
      <style:table-row-properties style:min-row-height="1.085cm" fo:keep-together="auto"/>
    </style:style>
    <style:style style:name="Таблица4.A1" style:family="table-cell">
      <style:table-cell-properties fo:background-color="#ffffff" fo:padding-left="0.09cm" fo:padding-right="0.097cm" fo:padding-top="0.097cm" fo:padding-bottom="0.097cm" fo:border-left="0.05pt solid #000001" fo:border-right="none" fo:border-top="0.05pt solid #000001" fo:border-bottom="0.05pt solid #000001">
        <style:background-image/>
      </style:table-cell-properties>
    </style:style>
    <style:style style:name="Таблица4.B1" style:family="table-cell">
      <style:table-cell-properties fo:background-color="#ffffff" fo:padding-left="0.09cm" fo:padding-right="0.097cm" fo:padding-top="0.097cm" fo:padding-bottom="0.097cm" fo:border-left="0.05pt solid #000001" fo:border-right="0.5pt solid #00000a" fo:border-top="0.05pt solid #000001" fo:border-bottom="0.05pt solid #000001">
        <style:background-image/>
      </style:table-cell-properties>
    </style:style>
    <style:style style:name="Таблица4.2" style:family="table-row">
      <style:table-row-properties style:min-row-height="1.826cm" fo:keep-together="auto"/>
    </style:style>
    <style:style style:name="Таблица4.A2" style:family="table-cell">
      <style:table-cell-properties fo:background-color="#ffffff" fo:padding-left="0.09cm" fo:padding-right="0.097cm" fo:padding-top="0.097cm" fo:padding-bottom="0.097cm" fo:border-left="0.05pt solid #000001" fo:border-right="none" fo:border-top="none" fo:border-bottom="0.05pt solid #000001">
        <style:background-image/>
      </style:table-cell-properties>
    </style:style>
    <style:style style:name="Таблица4.B2" style:family="table-cell">
      <style:table-cell-properties fo:background-color="#ffffff" fo:padding-left="0.09cm" fo:padding-right="0.097cm" fo:padding-top="0.097cm" fo:padding-bottom="0.097cm" fo:border-left="0.05pt solid #000001" fo:border-right="0.5pt solid #00000a" fo:border-top="none" fo:border-bottom="0.05pt solid #000001">
        <style:background-image/>
      </style:table-cell-properties>
    </style:style>
    <style:style style:name="Таблица4.3" style:family="table-row">
      <style:table-row-properties style:min-row-height="1.991cm" fo:keep-together="auto"/>
    </style:style>
    <style:style style:name="P1" style:family="paragraph" style:parent-style-name="Footer">
      <style:paragraph-properties fo:text-align="center" style:justify-single-word="false"/>
      <style:text-properties style:font-name="Times New Roman1" fo:font-size="14pt" style:font-size-asian="14pt" style:font-name-complex="Times New Roman2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1.298cm"/>
          <style:tab-stop style:position="1.997cm"/>
        </style:tab-stops>
      </style:paragraph-properties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1.298cm"/>
          <style:tab-stop style:position="1.997cm"/>
        </style:tab-stops>
      </style:paragraph-properties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style:font-name="Times New Roman1" fo:font-size="14pt" fo:font-weight="bold" style:font-size-asian="14pt" style:font-weight-asian="bold" style:font-size-complex="14pt"/>
    </style:style>
    <style:style style:name="P6" style:family="paragraph" style:parent-style-name="Standard">
      <style:text-properties style:font-name="Times New Roman1"/>
    </style:style>
    <style:style style:name="P7" style:family="paragraph" style:parent-style-name="Standard">
      <style:text-properties style:font-name="Times New Roman1"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1"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>
        <style:tab-stops>
          <style:tab-stop style:position="1.298cm"/>
          <style:tab-stop style:position="1.997cm"/>
        </style:tab-stops>
      </style:paragraph-properties>
      <style:text-properties style:font-name="Times New Roman1" fo:font-size="14pt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>
        <style:tab-stops>
          <style:tab-stop style:position="1.298cm"/>
          <style:tab-stop style:position="1.997cm"/>
        </style:tab-stops>
      </style:paragraph-properties>
      <style:text-properties style:font-name="Times New Roman1" fo:font-size="14pt" style:font-size-asian="14pt" style:font-size-complex="14pt"/>
    </style:style>
    <style:style style:name="P11" style:family="paragraph" style:parent-style-name="Standard">
      <style:paragraph-properties fo:line-height="150%">
        <style:tab-stops>
          <style:tab-stop style:position="1.298cm"/>
          <style:tab-stop style:position="1.997cm"/>
        </style:tab-stops>
      </style:paragraph-properties>
      <style:text-properties style:font-name="Times New Roman1" fo:font-size="14pt" style:font-size-asian="14pt" style:font-size-complex="14pt"/>
    </style:style>
    <style:style style:name="P12" style:family="paragraph" style:parent-style-name="Standard">
      <style:text-properties style:font-name="Times New Roman1" fo:font-size="14pt" style:font-size-asian="14pt" style:font-size-complex="14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1" fo:font-size="14pt" style:font-size-asian="14pt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1"/>
    </style:style>
    <style:style style:name="P15" style:family="paragraph" style:parent-style-name="Standard">
      <style:text-properties style:font-name="Times New Roman1" fo:font-weight="bold" style:font-weight-asian="bold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orphans="2" fo:widows="2" fo:hyphenation-ladder-count="no-limit"/>
      <style:text-properties style:font-name="Times New Roman" fo:font-size="14pt" style:font-size-asian="14pt" style:font-size-complex="14pt" fo:hyphenate="true" fo:hyphenation-remain-char-count="2" fo:hyphenation-push-char-count="2"/>
    </style:style>
    <style:style style:name="P19" style:family="paragraph" style:parent-style-name="Standard">
      <style:paragraph-properties fo:orphans="2" fo:widows="2" fo:hyphenation-ladder-count="no-limit"/>
      <style:text-properties fo:color="#00000a" style:font-name="Times New Roman1" fo:font-size="14pt" fo:language="en" fo:country="US" style:font-name-asian="Calibri1" style:font-size-asian="14pt" style:language-asian="en" style:country-asian="US" style:font-name-complex="Times New Roman2" style:font-size-complex="11pt" style:language-complex="ar" style:country-complex="SA" fo:hyphenate="true" fo:hyphenation-remain-char-count="2" fo:hyphenation-push-char-count="2"/>
    </style:style>
    <style:style style:name="P20" style:family="paragraph" style:parent-style-name="Standard">
      <style:paragraph-properties fo:orphans="2" fo:widows="2" fo:hyphenation-ladder-count="no-limit"/>
      <style:text-properties fo:color="#00000a" style:font-name="Times New Roman1" fo:font-size="14pt" fo:language="en" fo:country="US" style:font-name-asian="Calibri1" style:font-size-asian="14pt" style:language-asian="en" style:country-asian="US" style:font-name-complex="Times New Roman2" style:font-size-complex="14pt" style:language-complex="ar" style:country-complex="SA" fo:hyphenate="true" fo:hyphenation-remain-char-count="2" fo:hyphenation-push-char-count="2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2.693cm"/>
          <style:tab-stop style:position="3.103cm"/>
        </style:tab-stops>
      </style:paragraph-properties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298cm"/>
          <style:tab-stop style:position="1.997cm"/>
        </style:tab-stops>
      </style:paragraph-properties>
      <style:text-properties style:font-name="Times New Roman1" fo:font-size="14pt" style:font-size-asian="14pt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298cm"/>
          <style:tab-stop style:position="1.997cm"/>
        </style:tab-stops>
      </style:paragraph-properties>
      <style:text-properties style:font-name="Times New Roman1" fo:font-size="14pt" fo:language="ru" fo:country="RU" style:font-size-asian="14pt" style:font-size-complex="14pt"/>
    </style:style>
    <style:style style:name="P24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style:font-name="Times New Roman1" fo:font-size="14pt" style:font-size-asian="14pt" style:font-size-complex="14pt"/>
    </style:style>
    <style:style style:name="P25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style:font-name="Times New Roman1"/>
    </style:style>
    <style:style style:name="P2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402cm"/>
          <style:tab-stop style:position="1.997cm"/>
        </style:tab-stops>
      </style:paragraph-properties>
      <style:text-properties style:font-name="Times New Roman1" fo:font-size="14pt" style:font-size-asian="14pt" style:font-size-complex="14pt" fo:hyphenate="false" fo:hyphenation-remain-char-count="2" fo:hyphenation-push-char-count="2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402cm"/>
          <style:tab-stop style:position="1.997cm"/>
        </style:tab-stops>
      </style:paragraph-properties>
      <style:text-properties style:font-name="Times New Roman1" fo:font-size="14pt" style:font-size-asian="14pt" style:font-size-complex="14pt" fo:hyphenate="false" fo:hyphenation-remain-char-count="2" fo:hyphenation-push-char-count="2"/>
    </style:style>
    <style:style style:name="P29" style:family="paragraph" style:parent-style-name="Table_20_Contents">
      <style:text-properties style:font-name="Times New Roman1" fo:font-size="14pt" style:font-size-asian="14pt" style:font-name-complex="Times New Roman2" style:font-size-complex="14pt"/>
    </style:style>
    <style:style style:name="P30" style:family="paragraph" style:parent-style-name="Table_20_Contents">
      <style:text-properties fo:color="#00000a" style:font-name="Times New Roman1" fo:font-size="14pt" fo:language="en" fo:country="US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1" style:family="paragraph" style:parent-style-name="TOC_20_Heading">
      <style:paragraph-properties fo:text-align="center" style:justify-single-word="false"/>
      <style:text-properties fo:color="#000000" style:font-name="Times New Roman1" fo:font-weight="bold" style:font-weight-asian="bold" style:font-name-complex="Times New Roman2"/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style:font-name="Times New Roman1" fo:font-size="14pt" fo:font-weight="bold" style:font-size-asian="14pt" style:font-weight-asian="bold" style:font-size-complex="14pt"/>
    </style:style>
    <style:style style:name="P34" style:family="paragraph" style:parent-style-name="Standard" style:list-style-name="L1">
      <style:paragraph-properties fo:line-height="150%" fo:text-align="center" style:justify-single-word="false"/>
    </style:style>
    <style:style style:name="P35" style:family="paragraph" style:parent-style-name="Standard">
      <style:paragraph-properties fo:line-height="150%" fo:text-align="center" style:justify-single-word="false">
        <style:tab-stops>
          <style:tab-stop style:position="1.298cm"/>
          <style:tab-stop style:position="1.997cm"/>
        </style:tab-stops>
      </style:paragraph-properties>
    </style:style>
    <style:style style:name="P36" style:family="paragraph" style:parent-style-name="Standard" style:list-style-name="L1">
      <style:paragraph-properties fo:line-height="150%" fo:text-align="center" style:justify-single-word="false">
        <style:tab-stops>
          <style:tab-stop style:position="1.298cm"/>
          <style:tab-stop style:position="1.997cm"/>
        </style:tab-stops>
      </style:paragraph-properties>
    </style:style>
    <style:style style:name="P37" style:family="paragraph" style:parent-style-name="Standard">
      <style:paragraph-properties fo:orphans="2" fo:widows="2" fo:hyphenation-ladder-count="no-limit"/>
      <style:text-properties style:font-name="Times New Roman1" fo:font-size="14pt" officeooo:rsid="0012e85a" officeooo:paragraph-rsid="0012e85a" style:font-size-asian="14pt" style:font-name-complex="Times New Roman2" style:font-size-complex="14pt" fo:hyphenate="true" fo:hyphenation-remain-char-count="2" fo:hyphenation-push-char-count="2"/>
    </style:style>
    <style:style style:name="P38" style:family="paragraph" style:parent-style-name="Standard">
      <style:paragraph-properties fo:line-height="150%" fo:text-align="center" style:justify-single-word="false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P39" style:family="paragraph" style:parent-style-name="Standard">
      <style:paragraph-properties fo:orphans="2" fo:widows="2" fo:hyphenation-ladder-count="no-limit"/>
      <style:text-properties fo:color="#00000a" style:font-name="Times New Roman1" fo:font-size="14pt" fo:language="en" fo:country="US" style:font-name-asian="Calibri1" style:font-size-asian="14pt" style:language-asian="en" style:country-asian="US" style:font-name-complex="Times New Roman2" style:font-size-complex="11pt" style:language-complex="ar" style:country-complex="SA" fo:hyphenate="true" fo:hyphenation-remain-char-count="2" fo:hyphenation-push-char-count="2"/>
    </style:style>
    <style:style style:name="P40" style:family="paragraph" style:parent-style-name="Standard">
      <style:paragraph-properties fo:orphans="2" fo:widows="2" fo:hyphenation-ladder-count="no-limit"/>
      <style:text-properties fo:color="#00000a" style:font-name="Times New Roman1" fo:font-size="14pt" fo:language="en" fo:country="US" officeooo:rsid="0012e85a" officeooo:paragraph-rsid="0012e85a" style:font-name-asian="Calibri1" style:font-size-asian="14pt" style:language-asian="en" style:country-asian="US" style:font-name-complex="Times New Roman2" style:font-size-complex="11pt" style:language-complex="ar" style:country-complex="SA" fo:hyphenate="true" fo:hyphenation-remain-char-count="2" fo:hyphenation-push-char-count="2"/>
    </style:style>
    <style:style style:name="P41" style:family="paragraph" style:parent-style-name="Standard">
      <style:paragraph-properties fo:orphans="2" fo:widows="2" fo:hyphenation-ladder-count="no-limit"/>
      <style:text-properties fo:color="#00000a" style:font-name="Times New Roman1" fo:font-size="14pt" fo:language="en" fo:country="US" officeooo:rsid="0012e85a" officeooo:paragraph-rsid="0012e85a" style:font-name-asian="Calibri1" style:font-size-asian="14pt" style:language-asian="en" style:country-asian="US" style:font-name-complex="Times New Roman2" style:font-size-complex="14pt" style:language-complex="ar" style:country-complex="SA" fo:hyphenate="true" fo:hyphenation-remain-char-count="2" fo:hyphenation-push-char-count="2"/>
    </style:style>
    <style:style style:name="P42" style:family="paragraph" style:parent-style-name="Standard">
      <style:paragraph-properties fo:text-align="center" style:justify-single-word="false"/>
      <style:text-properties fo:color="#000000" style:font-name="Times New Roman1" fo:font-size="14pt" officeooo:rsid="000912ee" officeooo:paragraph-rsid="000912ee" style:font-size-asian="14pt" style:font-size-complex="14pt"/>
    </style:style>
    <style:style style:name="P43" style:family="paragraph" style:parent-style-name="Standard">
      <style:paragraph-properties fo:line-height="115%" fo:orphans="2" fo:widows="2" fo:hyphenation-ladder-count="no-limit"/>
      <style:text-properties style:font-name="Consolas" fo:font-size="14pt" fo:font-weight="normal" style:font-size-asian="14pt" style:font-weight-asian="normal" style:font-name-complex="Times New Roman2" style:font-size-complex="14pt" style:font-weight-complex="normal" fo:hyphenate="true" fo:hyphenation-remain-char-count="2" fo:hyphenation-push-char-count="2"/>
    </style:style>
    <style:style style:name="P44" style:family="paragraph" style:parent-style-name="Standard">
      <style:paragraph-properties fo:orphans="2" fo:widows="2" fo:hyphenation-ladder-count="no-limit"/>
      <style:text-properties style:font-name="Times New Roman" fo:font-size="14pt" officeooo:rsid="0012e85a" officeooo:paragraph-rsid="0012e85a" style:font-size-asian="14pt" style:font-size-complex="14pt" fo:hyphenate="true" fo:hyphenation-remain-char-count="2" fo:hyphenation-push-char-count="2"/>
    </style:style>
    <style:style style:name="P45" style:family="paragraph" style:parent-style-name="Standard">
      <style:paragraph-properties fo:orphans="2" fo:widows="2" fo:hyphenation-ladder-count="no-limit"/>
      <style:text-properties style:font-name="Times New Roman" fo:font-size="14pt" officeooo:rsid="0013246a" officeooo:paragraph-rsid="0013246a" style:font-size-asian="14pt" style:font-size-complex="14pt" fo:hyphenate="true" fo:hyphenation-remain-char-count="2" fo:hyphenation-push-char-count="2"/>
    </style:style>
    <style:style style:name="P46" style:family="paragraph" style:parent-style-name="Standard" style:list-style-name="L2" style:master-page-name="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251cm" style:auto-text-indent="false" style:page-number="auto" style:writing-mode="lr-tb">
        <style:tab-stops>
          <style:tab-stop style:position="0.609cm"/>
          <style:tab-stop style:position="1.402cm"/>
          <style:tab-stop style:position="1.997cm"/>
        </style:tab-stops>
      </style:paragraph-properties>
      <style:text-properties style:font-name="Times New Roman1" fo:font-size="14pt" style:font-size-asian="14pt" style:font-size-complex="14pt" fo:hyphenate="false" fo:hyphenation-remain-char-count="2" fo:hyphenation-push-char-count="2"/>
    </style:style>
    <style:style style:name="P47" style:family="paragraph" style:parent-style-name="Standard" style:list-style-name="L2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251cm" style:auto-text-indent="false" style:writing-mode="lr-tb">
        <style:tab-stops>
          <style:tab-stop style:position="0.609cm"/>
          <style:tab-stop style:position="1.402cm"/>
          <style:tab-stop style:position="1.997cm"/>
        </style:tab-stops>
      </style:paragraph-properties>
      <style:text-properties style:font-name="Times New Roman1" fo:font-size="14pt" style:font-size-asian="14pt" style:font-size-complex="14pt" fo:hyphenate="false" fo:hyphenation-remain-char-count="2" fo:hyphenation-push-char-count="2"/>
    </style:style>
    <style:style style:name="P48" style:family="paragraph" style:parent-style-name="Standard" style:list-style-name="L2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251cm" style:auto-text-indent="false" style:writing-mode="lr-tb">
        <style:tab-stops>
          <style:tab-stop style:position="0.609cm"/>
          <style:tab-stop style:position="1.402cm"/>
          <style:tab-stop style:position="1.997cm"/>
        </style:tab-stops>
      </style:paragraph-properties>
      <style:text-properties style:font-name="Times New Roman1" fo:font-size="14pt" officeooo:rsid="0009def2" officeooo:paragraph-rsid="0009def2" style:font-size-asian="14pt" style:font-size-complex="14pt" fo:hyphenate="false" fo:hyphenation-remain-char-count="2" fo:hyphenation-push-char-count="2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251cm" style:auto-text-indent="false" style:writing-mode="lr-tb">
        <style:tab-stops>
          <style:tab-stop style:position="0.609cm"/>
          <style:tab-stop style:position="1.402cm"/>
          <style:tab-stop style:position="1.997cm"/>
        </style:tab-stops>
      </style:paragraph-properties>
      <style:text-properties style:font-name="Times New Roman1" fo:font-size="14pt" officeooo:rsid="000e7a53" officeooo:paragraph-rsid="000e7a53" style:font-size-asian="14pt" style:font-size-complex="14pt" fo:hyphenate="false" fo:hyphenation-remain-char-count="2" fo:hyphenation-push-char-count="2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251cm" style:auto-text-indent="false" style:writing-mode="lr-tb">
        <style:tab-stops>
          <style:tab-stop style:position="0.609cm"/>
          <style:tab-stop style:position="1.402cm"/>
          <style:tab-stop style:position="1.997cm"/>
        </style:tab-stops>
      </style:paragraph-properties>
      <style:text-properties style:font-name="Times New Roman1" fo:font-size="14pt" officeooo:rsid="00103a5e" officeooo:paragraph-rsid="00103a5e" style:font-size-asian="14pt" style:font-size-complex="14pt" fo:hyphenate="false" fo:hyphenation-remain-char-count="2" fo:hyphenation-push-char-count="2"/>
    </style:style>
    <style:style style:name="P51" style:family="paragraph" style:parent-style-name="Standard" style:list-style-name="L2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251cm" style:auto-text-indent="false" style:writing-mode="lr-tb">
        <style:tab-stops>
          <style:tab-stop style:position="0.609cm"/>
          <style:tab-stop style:position="1.402cm"/>
          <style:tab-stop style:position="1.997cm"/>
        </style:tab-stops>
      </style:paragraph-properties>
      <style:text-properties style:font-name="Times New Roman1" fo:font-size="14pt" officeooo:rsid="0012e85a" officeooo:paragraph-rsid="0012e85a" style:font-size-asian="14pt" style:font-size-complex="14pt" fo:hyphenate="false" fo:hyphenation-remain-char-count="2" fo:hyphenation-push-char-count="2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251cm" style:auto-text-indent="false" style:writing-mode="lr-tb">
        <style:tab-stops>
          <style:tab-stop style:position="0.609cm"/>
          <style:tab-stop style:position="1.402cm"/>
          <style:tab-stop style:position="1.997cm"/>
        </style:tab-stops>
      </style:paragraph-properties>
      <style:text-properties officeooo:paragraph-rsid="0009def2" fo:hyphenate="false" fo:hyphenation-remain-char-count="2" fo:hyphenation-push-char-count="2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251cm" style:auto-text-indent="false" style:writing-mode="lr-tb">
        <style:tab-stops>
          <style:tab-stop style:position="0.609cm"/>
          <style:tab-stop style:position="1.402cm"/>
          <style:tab-stop style:position="1.997cm"/>
        </style:tab-stops>
      </style:paragraph-properties>
      <style:text-properties officeooo:rsid="000bc45b" officeooo:paragraph-rsid="000bc45b" fo:hyphenate="false" fo:hyphenation-remain-char-count="2" fo:hyphenation-push-char-count="2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298cm"/>
          <style:tab-stop style:position="1.997cm"/>
        </style:tab-stops>
      </style:paragraph-properties>
      <style:text-properties style:font-name="Times New Roman1" fo:font-size="14pt" style:font-size-asian="14pt" style:font-size-complex="14pt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2.693cm"/>
          <style:tab-stop style:position="3.103cm"/>
        </style:tab-stops>
      </style:paragraph-properties>
      <style:text-properties style:font-name="Times New Roman" fo:font-size="14pt" officeooo:paragraph-rsid="00103a5e" style:font-size-asian="14pt" style:font-size-complex="14pt"/>
    </style:style>
    <style:style style:name="P56" style:family="paragraph" style:parent-style-name="List_20_Paragraph" style:list-style-name="L1">
      <style:paragraph-properties fo:line-height="150%" fo:text-align="center" style:justify-single-word="false"/>
    </style:style>
    <style:style style:name="P57" style:family="paragraph" style:parent-style-name="Table_20_Contents">
      <style:text-properties fo:color="#00000a" style:font-name="Times New Roman1" fo:font-size="14pt" fo:language="en" fo:country="US" officeooo:rsid="0012e85a" officeooo:paragraph-rsid="0012e85a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58" style:family="paragraph" style:parent-style-name="Preformatted_20_Text">
      <style:paragraph-properties fo:line-height="115%" fo:orphans="2" fo:widows="2" fo:hyphenation-ladder-count="no-limit"/>
      <style:text-properties style:font-name="Times New Roman" fo:font-size="14pt" fo:font-weight="normal" style:font-size-asian="14pt" style:font-weight-asian="normal" style:font-name-complex="Times New Roman2" style:font-size-complex="14pt" style:font-weight-complex="normal" fo:hyphenate="true" fo:hyphenation-remain-char-count="2" fo:hyphenation-push-char-count="2"/>
    </style:style>
    <style:style style:name="P59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style:font-size-asian="14pt" style:font-size-complex="14pt"/>
    </style:style>
    <style:style style:name="P6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style:font-size-asian="14pt" style:font-size-complex="14pt"/>
    </style:style>
    <style:style style:name="T3" style:family="text">
      <style:text-properties style:font-name="Times New Roman1" fo:font-size="14pt" style:font-size-asian="14pt" style:font-size-complex="14pt" style:font-weight-complex="bold"/>
    </style:style>
    <style:style style:name="T4" style:family="text">
      <style:text-properties style:font-name="Times New Roman1" fo:font-size="14pt" officeooo:rsid="0009def2" style:font-size-asian="14pt" style:font-size-complex="14pt"/>
    </style:style>
    <style:style style:name="T5" style:family="text">
      <style:text-properties style:font-name="Times New Roman1" fo:font-size="14pt" officeooo:rsid="000b9a79" style:font-size-asian="14pt" style:font-size-complex="14pt"/>
    </style:style>
    <style:style style:name="T6" style:family="text">
      <style:text-properties style:font-name="Times New Roman1" fo:font-size="14pt" officeooo:rsid="000bc45b" style:font-size-asian="14pt" style:font-size-complex="14pt"/>
    </style:style>
    <style:style style:name="T7" style:family="text">
      <style:text-properties style:font-name="Times New Roman1" fo:font-size="14pt" officeooo:rsid="000d010c" style:font-size-asian="14pt" style:font-size-complex="14pt"/>
    </style:style>
    <style:style style:name="T8" style:family="text">
      <style:text-properties style:font-name="Times New Roman1" fo:font-size="14pt" officeooo:rsid="000e7a53" style:font-size-asian="14pt" style:font-size-complex="14pt"/>
    </style:style>
    <style:style style:name="T9" style:family="text">
      <style:text-properties style:font-name="Times New Roman1" fo:font-size="14pt" officeooo:rsid="00103a5e" style:font-size-asian="14pt" style:font-size-complex="14pt"/>
    </style:style>
    <style:style style:name="T10" style:family="text">
      <style:text-properties style:font-name="Times New Roman1" fo:font-size="14pt" fo:font-weight="bold" style:font-size-asian="14pt" style:font-weight-asian="bold" style:font-size-complex="14pt"/>
    </style:style>
    <style:style style:name="T11" style:family="text">
      <style:text-properties style:font-name="Times New Roman1" fo:font-size="14pt" fo:language="en" fo:country="US" style:font-size-asian="14pt" style:font-size-complex="14pt" style:font-weight-complex="bold"/>
    </style:style>
    <style:style style:name="T12" style:family="text">
      <style:text-properties style:font-name="Times New Roman1" fo:font-size="14pt" fo:language="ru" fo:country="RU" fo:font-weight="normal" style:font-size-asian="14pt" style:font-weight-asian="normal" style:font-name-complex="Times New Roman2" style:font-size-complex="14pt" style:font-weight-complex="normal"/>
    </style:style>
    <style:style style:name="T13" style:family="text">
      <style:text-properties style:font-name="Times New Roman1" style:font-name-complex="Times New Roman2"/>
    </style:style>
    <style:style style:name="T14" style:family="text">
      <style:text-properties style:font-name="Times New Roman1" fo:font-size="16pt" style:font-size-asian="16pt" style:font-name-complex="Times New Roman2" style:font-size-complex="16pt"/>
    </style:style>
    <style:style style:name="T15" style:family="text">
      <style:text-properties style:font-name="Times New Roman1" fo:font-weight="bold" style:font-weight-asian="bold" style:font-name-complex="Times New Roman2" style:font-weight-complex="bold"/>
    </style:style>
    <style:style style:name="T16" style:family="text">
      <style:text-properties fo:text-transform="uppercase" style:font-name="Times New Roman1" style:font-size-complex="14pt"/>
    </style:style>
    <style:style style:name="T17" style:family="text">
      <style:text-properties fo:color="#ff0000" style:font-name="Times New Roman1" fo:font-size="14pt" fo:font-weight="bold" style:font-size-asian="14pt" style:font-weight-asian="bold" style:font-size-complex="14pt"/>
    </style:style>
    <style:style style:name="T18" style:family="text">
      <style:text-properties fo:color="#000000" style:font-name="Times New Roman1" fo:font-size="14pt" fo:font-weight="bold" style:font-size-asian="14pt" style:font-weight-asian="bold" style:font-size-complex="14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officeooo:rsid="000912ee" style:font-size-asian="14pt" style:font-size-complex="14pt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12e85a"/>
    </style:style>
    <style:style style:name="T23" style:family="text">
      <style:text-properties fo:color="#000080"/>
    </style:style>
    <style:style style:name="T24" style:family="text">
      <style:text-properties fo:color="#c0c0c0"/>
    </style:style>
    <style:style style:name="T25" style:family="text">
      <style:text-properties fo:color="#008000"/>
    </style:style>
    <style:style style:name="T26" style:family="text">
      <style:text-properties fo:color="#808000"/>
    </style:style>
    <style:style style:name="T27" style:family="text">
      <style:text-properties fo:color="#00677c"/>
    </style:style>
    <style:style style:name="T28" style:family="text">
      <style:text-properties fo:color="#00677c" fo:font-weight="bold"/>
    </style:style>
    <style:style style:name="T29" style:family="text">
      <style:text-properties fo:color="#ce5c00"/>
    </style:style>
    <style:style style:name="T30" style:family="text">
      <style:text-properties fo:color="#092e64"/>
    </style:style>
    <style:style style:name="T31" style:family="text">
      <style:text-properties officeooo:rsid="00091c25"/>
    </style:style>
    <style:style style:name="T32" style:family="text">
      <style:text-properties officeooo:rsid="0009def2"/>
    </style:style>
    <style:style style:name="T33" style:family="text">
      <style:text-properties officeooo:rsid="00103a5e"/>
    </style:style>
    <style:style style:name="T34" style:family="text">
      <style:text-properties style:font-name-asian="Calibri1" style:language-asian="en" style:country-asian="US"/>
    </style:style>
    <style:style style:name="T35" style:family="text">
      <style:text-properties officeooo:rsid="00103a5e" style:font-name-asian="Calibri1" style:language-asian="en" style:country-asian="US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2"><text:span text:style-name="T10">Кафедра математического обеспечения и применения ЭВМ</text:span></text:p>
      <text:p text:style-name="P5"/>
      <text:p text:style-name="P5"/>
      <text:p text:style-name="P5"/>
      <text:p text:style-name="P8"/>
      <text:p text:style-name="P8"/>
      <text:p text:style-name="P8"/>
      <text:p text:style-name="P8"/>
      <text:p text:style-name="P26"><text:span text:style-name="Book_20_Title"><text:span text:style-name="T16">отчет</text:span></text:span></text:p>
      <text:p text:style-name="P2"><text:span text:style-name="T10">по лабораторной работе</text:span><text:span text:style-name="T17"> </text:span><text:span text:style-name="T10">№1</text:span></text:p>
      <text:p text:style-name="P2"><text:span text:style-name="T10">по дисциплине </text:span><text:span text:style-name="T18">«Алгоритмы и структуры данных»</text:span></text:p>
      <text:p text:style-name="P2"><text:span text:style-name="T18">Тема: Рекурсия.</text:span></text:p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Студент гр. 7383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42">Левкович Д.В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7"/>
          </table:table-cell>
          <table:table-cell table:style-name="Таблица1.A1" office:value-type="string">
            <text:p text:style-name="P17"><text:span text:style-name="T2">Размочева Н.В.</text:span></text:p>
          </table:table-cell>
        </table:table-row>
      </table:table>
      <text:p text:style-name="P13"/>
      <text:p text:style-name="P13"/>
      <text:p text:style-name="P13"/>
      <text:p text:style-name="P13">Санкт-Петербург</text:p>
      <text:p text:style-name="P2"><text:span text:style-name="T3">201</text:span><text:span text:style-name="T11">8</text:span></text:p>
      <text:p text:style-name="P31"><text:soft-page-break/>ОГЛАВЛЕНИЕ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2"><text:a xlink:type="simple" xlink:href="#__RefHeading__2318_1303384392" text:style-name="Index_20_Link" text:visited-style-name="Index_20_Link">Цель работы<text:tab/>3</text:a></text:p>
          <text:p text:style-name="P32"><text:a xlink:type="simple" xlink:href="#__RefHeading__2320_1303384392" text:style-name="Index_20_Link" text:visited-style-name="Index_20_Link">Реализация задачи<text:tab/>4</text:a></text:p>
          <text:p text:style-name="P32"><text:a xlink:type="simple" xlink:href="#__RefHeading__2322_1303384392" text:style-name="Index_20_Link" text:visited-style-name="Index_20_Link">Тестирование<text:tab/>6</text:a></text:p>
          <text:p text:style-name="P32"><text:a xlink:type="simple" xlink:href="#__RefHeading__2324_1303384392" text:style-name="Index_20_Link" text:visited-style-name="Index_20_Link">Вывод<text:tab/>7</text:a></text:p>
          <text:p text:style-name="P32"><text:a xlink:type="simple" xlink:href="#__RefHeading__4504_1303384392" text:style-name="Index_20_Link" text:visited-style-name="Index_20_Link">Приложение A. Тестовые случаи<text:tab/>8</text:a></text:p>
          <text:p text:style-name="P32"><text:a xlink:type="simple" xlink:href="#__RefHeading__4506_1303384392" text:style-name="Index_20_Link" text:visited-style-name="Index_20_Link">Приложение Б. <text:s/>Исходный код программы<text:tab/>10</text:a></text:p>
        </text:index-body>
      </text:table-of-conten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/>
      <text:p text:style-name="P15"/>
      <text:p text:style-name="P15"/>
      <text:list xml:id="list783219511" text:style-name="L1">
        <text:list-item>
          <text:p text:style-name="P56"><text:bookmark-start text:name="__RefHeading__2196_1303384392"/><text:bookmark-start text:name="_Toc496971045"/><text:soft-page-break/><text:span text:style-name="Заголовок_20_2_20_Знак"><text:span text:style-name="T15">ЦЕЛЬ РАБОТЫ</text:span></text:span><text:bookmark-end text:name="__RefHeading__2196_1303384392"/><text:bookmark-end text:name="_Toc496971045"/></text:p>
        </text:list-item>
      </text:list>
      <text:p text:style-name="P24">Цель работы: познакомиться с основными понятиями и приемами рекурсивного программирования, получить навыки программирования рекурсивных процедур и функций на языке программирования С++.</text:p>
      <text:p text:style-name="P25"><text:span text:style-name="T19">Формулировка задачи: </text:span><text:span text:style-name="T20">Написать программу, которая по заданному константному выражению вычисляем его значение либо сообщает о переполнении(превышении заданного значения) в процессе вычислений.</text:span></text:p>
      <text:p text:style-name="P24"/>
      <text:p text:style-name="P2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234006245414407" text:continue-numbering="true" text:style-name="L1">
        <text:list-header>
          <text:p text:style-name="P34"><text:span text:style-name="Заголовок_20_2_20_Знак"><text:span text:style-name="T14"/></text:span></text:p>
          <text:p text:style-name="P34"><text:span text:style-name="Заголовок_20_2_20_Знак"><text:span text:style-name="T14"/></text:span></text:p>
          <text:p text:style-name="P34"><text:span text:style-name="Заголовок_20_2_20_Знак"><text:span text:style-name="T14"/></text:span></text:p>
        </text:list-header>
        <text:list-item>
          <text:p text:style-name="P34"><text:bookmark-start text:name="_Toc496971046"/><text:soft-page-break/><text:span text:style-name="Заголовок_20_2_20_Знак"><text:span text:style-name="T14">РЕАЛИЗАЦИЯ ЗАДАЧИ</text:span></text:span><text:bookmark-end text:name="_Toc496971046"/></text:p>
        </text:list-item>
      </text:list>
      <text:p text:style-name="P28"><text:tab/>В функции main выводится приглашение выбрать способ ввода входных данных. <text:span text:style-name="T31">После ввода данных, вызывается функция pars(expr), которая вычисляет константное выражение. Если результат выражения больше, чем заданное значение, программа сообщает об этом и выводит. На каком шаге было переполнение.</text:span></text:p>
      <text:p text:style-name="P27"><text:tab/>Переменные, используемые в функции main:</text:p>
      <text:list xml:id="list382444958" text:style-name="L2">
        <text:list-item>
          <text:p text:style-name="P46"><text:span text:style-name="T32">expr</text:span> - строка, содержащая <text:span text:style-name="T32">выражение.</text:span></text:p>
        </text:list-item>
        <text:list-item>
          <text:p text:style-name="P48">Value — переменная, в которой хранится результат.</text:p>
        </text:list-item>
        <text:list-item>
          <text:p text:style-name="P47"><text:span text:style-name="T32">k</text:span> — <text:span text:style-name="T32">переменная для выбора ввода данных</text:span>.</text:p>
          <text:p text:style-name="P51">Лексема — минимальная, неделимая часть выражения.</text:p>
        </text:list-item>
      </text:list>
      <text:p text:style-name="P52"><text:span text:style-name="T2">Функция </text:span><text:span text:style-name="T4">pars</text:span><text:span text:style-name="T2"> </text:span><text:span text:style-name="T4">принимает указатель на строку с выражением и присваивает ей значение глобальной переменной *expr, чтобы все функции могли обращаться к этой строке</text:span><text:span text:style-name="T2">. </text:span><text:span text:style-name="T4">Далее функция вызывает другую функцию getToken и в переменную token попадает первая лексема. Потом вызывается первая из арифметических функций — fSum и ей передается адрес переменной result, в которой будет содержаться результат вычислений.</text:span></text:p>
      <text:p text:style-name="P52"><text:span text:style-name="T4">Функция </text:span><text:span text:style-name="T5">getToken принимает указатель на обрабатываемую строку *expr. В начале функции объявлена статическая переменная i, которая хранит номер текущей позиции в анализируемой строке, далее происходит проверка, не достигнут ли конец строки, если он достигнут, то функция завершает работу. Потом с помощью функции isspace пропускаются все разделительные символы: пробел, табуляция. Далее с помощью функции strchr ( поиск символа в строке), isalpha, isdigit происходит определение лексемы. Лексема записывается в глобальную переменную token. После этого функция возвращает адрес переменной i для того, чтобы можно было обнулить эту переменную вне функции getToken. После разбиения выражения на лексемы происходит его анализ. Точка входа в анализатор-</text:span><text:span text:style-name="T6">функция pars.</text:span></text:p>
      <text:p text:style-name="P53"><text:span text:style-name="T2">Функция fSum позволяет вычислять сумму в выражении, также она </text:span><text:soft-page-break/><text:span text:style-name="T2">вызывает следующую функцию — fMulti, которая позволяет вычислять произведение в выражении. Функция fMulti в свою очередь вызывает функцию fUnary, которая позволяет вычислять, не является ли лексема унарным плюсом или унарным минусом, если это так, функция записывает лексему (+ или -) в переменную <text:s/>op и получает следующую лексему. </text:span><text:span text:style-name="T7">Самой последней функцией в цепочке вызывается функция fAtom. </text:span><text:span text:style-name="T8">Она с помощью функции atoi преобразует лексему в число типа int и записывает ее по адресу *anw, т. е. В переменную result.</text:span></text:p>
      <text:p text:style-name="P49">Далее управление передается функциям в обратном порядке. После завершения fAtom управление переходит в функцию fUnary, <text:s/>она проверяет, содержится ли в переменной <text:s/>op унарный минус, если это так, она изменяет знак переменной result. Далее в функции fMulti происходит умножение. Вначале функция fMulti <text:s/>записывает оператор умножения в переменную op, затем вызывается функция fUnary, которой передается адрес переменной temp и вся цепочка начинается сначала. После завершения цепочки управление возвращается в функцию fMulti, а переменная temp содержит значение второго операнда для оператора, который сохранен в переменной op. После выполнения арифметических действий <text:span text:style-name="T33">управление переходит к функции fSum, которая работает аналогично функции fMulti.</text:span></text:p>
      <text:p text:style-name="P50">После всех действий, переменная result содержит результат вычислений. Функция pars копирует этот результат в исходную строку, на которую указывает *expr, и работа анализатора заканчивается.</text:p>
      <text:p text:style-name="P50">Если какая-либо функция обнаружила ошибку, она завершает свою работу вернув значение 1. Далее по цепочке завершаются все функции. </text:p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list xml:id="list234005737046967" text:continue-list="list234006245414407" text:style-name="L1">
        <text:list-item>
          <text:p text:style-name="P36"><text:bookmark-start text:name="_Toc496971047"/><text:span text:style-name="Заголовок_20_2_20_Знак"><text:span text:style-name="T13">ТЕСТИРОВАНИЕ</text:span></text:span><text:bookmark-end text:name="_Toc496971047"/></text:p>
        </text:list-item>
      </text:list>
      <text:p text:style-name="P21"><text:span text:style-name="T2">Программа была собрана в компиляторе </text:span><text:span text:style-name="T9">gcc</text:span><text:span text:style-name="T2"> в OS Linux Ubuntu 16.04</text:span></text:p>
      <text:p text:style-name="P55"><text:span text:style-name="T35">В </text:span><text:span text:style-name="T34">других ОС и компиляторах тестирование не проводилось. Результаты тестирования показали, что поставленная цель выполнена. Результаты тестирования представлены в Приложении Б.</text:span></text:p>
      <text:p text:style-name="P10"><text:tab/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pan text:style-name="Заголовок_20_2_20_Знак"><text:span text:style-name="T13"/></text:span></text:p>
      <text:p text:style-name="P3"><text:span text:style-name="Заголовок_20_2_20_Знак"><text:span text:style-name="T13"/></text:span></text:p>
      <text:p text:style-name="P3"><text:span text:style-name="Заголовок_20_2_20_Знак"><text:span text:style-name="T13"/></text:span></text:p>
      <text:list xml:id="list234005940466696" text:continue-numbering="true" text:style-name="L1">
        <text:list-header>
          <text:p text:style-name="P36"><text:span text:style-name="Заголовок_20_2_20_Знак"><text:span text:style-name="T13"/></text:span></text:p>
          <text:p text:style-name="P36"><text:span text:style-name="Заголовок_20_2_20_Знак"><text:span text:style-name="T13"/></text:span></text:p>
          <text:p text:style-name="P36"><text:span text:style-name="Заголовок_20_2_20_Знак"><text:span text:style-name="T13"/></text:span></text:p>
          <text:p text:style-name="P36"><text:span text:style-name="Заголовок_20_2_20_Знак"><text:span text:style-name="T13"/></text:span></text:p>
          <text:p text:style-name="P36"><text:span text:style-name="Заголовок_20_2_20_Знак"><text:span text:style-name="T13"/></text:span></text:p>
          <text:p text:style-name="P36"><text:span text:style-name="Заголовок_20_2_20_Знак"><text:span text:style-name="T13"/></text:span></text:p>
          <text:p text:style-name="P36"><text:span text:style-name="Заголовок_20_2_20_Знак"><text:span text:style-name="T13"/></text:span></text:p>
          <text:p text:style-name="P36"><text:span text:style-name="Заголовок_20_2_20_Знак"><text:span text:style-name="T13"/></text:span></text:p>
          <text:p text:style-name="P36"><text:span text:style-name="Заголовок_20_2_20_Знак"><text:span text:style-name="T13"/></text:span></text:p>
          <text:p text:style-name="P36"><text:span text:style-name="Заголовок_20_2_20_Знак"><text:span text:style-name="T13"/></text:span></text:p>
          <text:p text:style-name="P36"><text:soft-page-break/><text:span text:style-name="Заголовок_20_2_20_Знак"><text:span text:style-name="T13"/></text:span></text:p>
        </text:list-header>
        <text:list-item>
          <text:p text:style-name="P36"><text:bookmark-start text:name="_Toc496971048"/><text:span text:style-name="Заголовок_20_2_20_Знак"><text:span text:style-name="T13">ВЫВОД</text:span></text:span><text:bookmark-end text:name="_Toc496971048"/></text:p>
        </text:list-item>
      </text:list>
      <text:p text:style-name="P23">В ходе работы были получены навыки рекурсивного программирования на языке <text:span text:style-name="T21">C. </text:span><text:span text:style-name="T22">Для работы использовался алгоритм рекурсивного спуска. Преимущество данного алгоритма заключается в том, что выполение арифметических операций можно обеспечить в нужном порядке, в соответствии с законами математики. В каждоый функции выполняются определенные арифметические действия, для выполнения которых требуется вызывать функции в нужной последовательности. Это и есть принцип алгоритма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2"><text:bookmark-start text:name="__RefHeading__2326_1303384392"/><text:bookmark-start text:name="_Toc496971049"/><text:span text:style-name="Заголовок_20_2_20_Знак"><text:span text:style-name="T13">ПРИЛОЖЕНИЕ А. </text:span></text:span><text:bookmark-end text:name="__RefHeading__2326_1303384392"/></text:p>
      <text:p text:style-name="P2"><text:span text:style-name="Заголовок_20_2_20_Знак"><text:span text:style-name="T13">ТЕСТОВЫЕ СЛУЧА</text:span></text:span><text:bookmark-end text:name="_Toc496971049"/><text:span text:style-name="Заголовок_20_2_20_Знак"><text:span text:style-name="T13">И</text:span></text:span></text:p>
      <text:p text:style-name="P4"><text:span text:style-name="Заголовок_20_2_20_Знак"><text:span text:style-name="T12">Таблица 2 — Корректные тестовые случаи</text:span>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41">Входные данные</text:p>
          </table:table-cell>
          <table:table-cell table:style-name="Таблица4.B1" office:value-type="string">
            <text:p text:style-name="P40">Результат</text:p>
          </table:table-cell>
        </table:table-row>
        <table:table-row table:style-name="Таблица4.2">
          <table:table-cell table:style-name="Таблица4.A2" office:value-type="string">
            <text:p text:style-name="P41">10</text:p>
            <text:p text:style-name="P41">1</text:p>
            <text:p text:style-name="P41">1+2+3</text:p>
          </table:table-cell>
          <table:table-cell table:style-name="Таблица4.B2" office:value-type="string">
            <text:p text:style-name="P37">6</text:p>
          </table:table-cell>
        </table:table-row>
        <table:table-row table:style-name="Таблица4.3">
          <table:table-cell table:style-name="Таблица4.A2" office:value-type="string">
            <text:p text:style-name="P45">1000</text:p>
            <text:p text:style-name="P45">1</text:p>
            <text:p text:style-name="P45">3*8+4*10+5*6*7*10</text:p>
          </table:table-cell>
          <table:table-cell table:style-name="Таблица4.B2" office:value-type="string">
            <text:p text:style-name="P45">274</text:p>
          </table:table-cell>
        </table:table-row>
        <table:table-row table:style-name="Таблица4.3">
          <table:table-cell table:style-name="Таблица4.A2" office:value-type="string">
            <text:p text:style-name="P44">20</text:p>
            <text:p text:style-name="P44">1</text:p>
            <text:p text:style-name="P44">1+3*4</text:p>
          </table:table-cell>
          <table:table-cell table:style-name="Таблица4.B2" office:value-type="string">
            <text:p text:style-name="P44">13</text:p>
          </table:table-cell>
        </table:table-row>
        <table:table-row table:style-name="Таблица4.3">
          <table:table-cell table:style-name="Таблица4.A2" office:value-type="string">
            <text:p text:style-name="P45">10</text:p>
            <text:p text:style-name="P45">1</text:p>
            <text:p text:style-name="P45">3*3+3</text:p>
          </table:table-cell>
          <table:table-cell table:style-name="Таблица4.B2" office:value-type="string">
            <text:p text:style-name="P45">Переполнение</text:p>
          </table:table-cell>
        </table:table-row>
        <table:table-row table:style-name="Таблица4.3">
          <table:table-cell table:style-name="Таблица4.A2" office:value-type="string">
            <text:p text:style-name="P45">3</text:p>
          </table:table-cell>
          <table:table-cell table:style-name="Таблица4.B2" office:value-type="string">
            <text:p text:style-name="P45">3</text:p>
          </table:table-cell>
        </table:table-row>
      </table:table>
      <text:p text:style-name="P3"/>
      <text:p text:style-name="P3"/>
      <text:p text:style-name="P3"/>
      <text:p text:style-name="P16"><text:bookmark-start text:name="__RefHeading__1622_1303384392"/><text:bookmark-start text:name="_Toc496971050"/>ПРИЛОЖЕНИЕ Б. <text:bookmark-end text:name="__RefHeading__1622_1303384392"/></text:p>
      <text:p text:style-name="P16"><text:bookmark-start text:name="__RefHeading__1624_1303384392"/>ИСХОДНЫЙ КОД ПРОГРАММЫ<text:bookmark-end text:name="__RefHeading__1624_1303384392"/><text:bookmark-end text:name="_Toc496971050"/></text:p>
      <text:p text:style-name="P58"><text:span text:style-name="T23">#include</text:span><text:span text:style-name="T24"> </text:span><text:span text:style-name="T25">&lt;stdio.h&gt;</text:span></text:p>
      <text:p text:style-name="P60"><text:span text:style-name="T23">#include</text:span><text:span text:style-name="T24"> </text:span><text:span text:style-name="T25">&lt;string.h&gt;</text:span></text:p>
      <text:p text:style-name="P60"><text:span text:style-name="T23">#include</text:span><text:span text:style-name="T24"> </text:span><text:span text:style-name="T25">&lt;stdlib.h&gt;</text:span></text:p>
      <text:p text:style-name="P60"><text:span text:style-name="T23">#include</text:span><text:span text:style-name="T24"> </text:span><text:span text:style-name="T25">&lt;ctype.h&gt;</text:span></text:p>
      <text:p text:style-name="P59"><text:span text:style-name="T23">#include</text:span><text:span text:style-name="T24"> </text:span><text:span text:style-name="T25">&lt;math.h&gt;</text:span></text:p>
      <text:p text:style-name="P60"><text:span text:style-name="T26">int</text:span>*<text:span text:style-name="T24"> </text:span><text:span text:style-name="T28">getToken</text:span>(<text:span text:style-name="T26">char</text:span>*);<text:span text:style-name="T24"> </text:span><text:span text:style-name="T25">//Получает</text:span><text:span text:style-name="T24"> </text:span><text:span text:style-name="T25">лексему</text:span><text:span text:style-name="T24"> </text:span><text:span text:style-name="T25">из</text:span><text:span text:style-name="T24"> </text:span><text:span text:style-name="T25">строки</text:span></text:p>
      <text:p text:style-name="P60"><text:span text:style-name="T26">void</text:span><text:span text:style-name="T24"> </text:span><text:span text:style-name="T28">pars</text:span>(<text:span text:style-name="T26">char</text:span>*);<text:span text:style-name="T24"> </text:span><text:span text:style-name="T25">//Точка</text:span><text:span text:style-name="T24"> </text:span><text:span text:style-name="T25">входа</text:span><text:span text:style-name="T24"> </text:span><text:span text:style-name="T25">анализатора</text:span></text:p>
      <text:p text:style-name="P60"><text:span text:style-name="T26">int</text:span><text:span text:style-name="T24"> </text:span><text:span text:style-name="T28">fSum</text:span>(<text:span text:style-name="T26">int</text:span>*);<text:span text:style-name="T24"> </text:span><text:span text:style-name="T25">//Обрабатывает</text:span><text:span text:style-name="T24"> </text:span><text:span text:style-name="T25">сложение</text:span><text:span text:style-name="T24"> </text:span><text:span text:style-name="T25">и</text:span><text:span text:style-name="T24"> </text:span><text:span text:style-name="T25">вычитание</text:span></text:p>
      <text:p text:style-name="P60"><text:span text:style-name="T26">int</text:span><text:span text:style-name="T24"> </text:span><text:span text:style-name="T28">fMulti</text:span>(<text:span text:style-name="T26">int</text:span>*);<text:span text:style-name="T24"> </text:span><text:span text:style-name="T25">//Обрабатывает</text:span><text:span text:style-name="T24"> </text:span><text:span text:style-name="T25">умножение</text:span><text:span text:style-name="T24"> </text:span><text:span text:style-name="T25">и</text:span><text:span text:style-name="T24"> </text:span><text:span text:style-name="T25">деление</text:span></text:p>
      <text:p text:style-name="P60"><text:soft-page-break/><text:span text:style-name="T26">int</text:span><text:span text:style-name="T24"> </text:span><text:span text:style-name="T28">fUnary</text:span>(<text:span text:style-name="T26">int</text:span>*);<text:span text:style-name="T24"> </text:span><text:span text:style-name="T25">//Обработка</text:span><text:span text:style-name="T24"> </text:span><text:span text:style-name="T25">унарных</text:span><text:span text:style-name="T24"> </text:span><text:span text:style-name="T25">операторов</text:span></text:p>
      <text:p text:style-name="P60"><text:span text:style-name="T26">int</text:span><text:span text:style-name="T24"> </text:span><text:span text:style-name="T28">fAtom</text:span>(<text:span text:style-name="T26">int</text:span>*);<text:span text:style-name="T24"> </text:span><text:span text:style-name="T25">//Получает</text:span><text:span text:style-name="T24"> </text:span><text:span text:style-name="T25">значение</text:span><text:span text:style-name="T24"> </text:span><text:span text:style-name="T25">числа</text:span></text:p>
      <text:p text:style-name="P60"><text:span text:style-name="T26">int</text:span><text:span text:style-name="T24"> </text:span><text:span text:style-name="T29">count</text:span><text:span text:style-name="T24"> </text:span>=<text:span text:style-name="T24"> </text:span><text:span text:style-name="T23">0</text:span>;</text:p>
      <text:p text:style-name="P60"><text:span text:style-name="T26">int</text:span><text:span text:style-name="T24"> </text:span><text:span text:style-name="T29">max</text:span><text:span text:style-name="T24"> </text:span>=<text:span text:style-name="T24"> </text:span><text:span text:style-name="T23">0</text:span>;</text:p>
      <text:p text:style-name="P60"><text:span text:style-name="T26">char</text:span><text:span text:style-name="T24"> </text:span>*<text:span text:style-name="T29">expr</text:span>;<text:span text:style-name="T24"> </text:span><text:span text:style-name="T25">//Указатель</text:span><text:span text:style-name="T24"> </text:span><text:span text:style-name="T25">на</text:span><text:span text:style-name="T24"> </text:span><text:span text:style-name="T25">обрабатываемую</text:span><text:span text:style-name="T24"> </text:span><text:span text:style-name="T25">строку</text:span></text:p>
      <text:p text:style-name="P59"><text:span text:style-name="T26">char</text:span><text:span text:style-name="T24"> </text:span><text:span text:style-name="T29">token</text:span>[<text:span text:style-name="T23">80</text:span>];<text:span text:style-name="T24"> </text:span><text:span text:style-name="T25">//Лексема</text:span></text:p>
      <text:p text:style-name="P60"><text:span text:style-name="T26">int</text:span><text:span text:style-name="T24"> </text:span><text:span text:style-name="T28">main</text:span>()</text:p>
      <text:p text:style-name="P60">{</text:p>
      <text:p text:style-name="P60"><text:span text:style-name="T24"><text:s text:c="4"/></text:span><text:span text:style-name="T26">int</text:span><text:span text:style-name="T24"> </text:span><text:span text:style-name="T30">value</text:span>=<text:span text:style-name="T23">0</text:span>;</text:p>
      <text:p text:style-name="P60"><text:span text:style-name="T24"><text:s text:c="4"/></text:span><text:span text:style-name="T26">char</text:span><text:span text:style-name="T24"> </text:span><text:span text:style-name="T30">expr</text:span>[<text:span text:style-name="T23">255</text:span>];<text:span text:style-name="T24"> </text:span><text:span text:style-name="T25">//Содержит</text:span><text:span text:style-name="T24"> </text:span><text:span text:style-name="T25">вычисляемое</text:span><text:span text:style-name="T24"> </text:span><text:span text:style-name="T25">выражение</text:span></text:p>
      <text:p text:style-name="P60"><text:span text:style-name="T24"><text:s text:c="4"/></text:span><text:span text:style-name="T26">int</text:span><text:span text:style-name="T24"> </text:span><text:span text:style-name="T30">k</text:span><text:span text:style-name="T24"> </text:span>=<text:span text:style-name="T24"> </text:span><text:span text:style-name="T23">0</text:span>;</text:p>
      <text:p text:style-name="P60"><text:span text:style-name="T24"><text:s text:c="4"/></text:span>FILE<text:span text:style-name="T24"> </text:span>*in=fopen(<text:span text:style-name="T25">"input.txt"</text:span>,<text:span text:style-name="T24"> </text:span><text:span text:style-name="T25">"r"</text:span>);</text:p>
      <text:p text:style-name="P60"><text:span text:style-name="T24"><text:s text:c="4"/></text:span>FILE<text:span text:style-name="T24"> </text:span>*out=fopen(<text:span text:style-name="T25">"output.txt"</text:span>,<text:span text:style-name="T24"> </text:span><text:span text:style-name="T25">"w"</text:span>);</text:p>
      <text:p text:style-name="P60"><text:span text:style-name="T24"><text:s text:c="4"/></text:span><text:span text:style-name="T27">printf</text:span>(<text:span text:style-name="T25">"Введите</text:span><text:span text:style-name="T24"> </text:span><text:span text:style-name="T25">максимальное</text:span><text:span text:style-name="T24"> </text:span><text:span text:style-name="T25">значение</text:span><text:span text:style-name="T24"> </text:span><text:span text:style-name="T25">результата</text:span><text:span text:style-name="T24"> </text:span><text:span text:style-name="T25">выражения:"</text:span>)</text:p>
      <text:p text:style-name="P60"><text:span text:style-name="T24"><text:s text:c="4"/></text:span><text:span text:style-name="T27">scanf</text:span>(<text:span text:style-name="T25">"%d"</text:span>,<text:span text:style-name="T24"> </text:span>&amp;<text:span text:style-name="T29">max</text:span>);</text:p>
      <text:p text:style-name="P60"><text:span text:style-name="T24"><text:s text:c="4"/></text:span><text:span text:style-name="T27">printf</text:span>(<text:span text:style-name="T25">"Введите</text:span><text:span text:style-name="T24"> </text:span><text:span text:style-name="T25">1,</text:span><text:span text:style-name="T24"> </text:span><text:span text:style-name="T25">если</text:span><text:span text:style-name="T24"> </text:span><text:span text:style-name="T25">хотите</text:span><text:span text:style-name="T24"> </text:span><text:span text:style-name="T25">ввести</text:span><text:span text:style-name="T24"> </text:span><text:span text:style-name="T25">выражение</text:span><text:span text:style-name="T24"> </text:span><text:span text:style-name="T25">из</text:span><text:span text:style-name="T24"> </text:span><text:span text:style-name="T25">терминала,</text:span><text:span text:style-name="T24"> </text:span><text:span text:style-name="T25">2-из</text:span><text:span text:style-name="T24"> </text:span><text:span text:style-name="T25">файла:\n"</text:span>);</text:p>
      <text:p text:style-name="P60"><text:span text:style-name="T24"><text:s text:c="4"/></text:span><text:span text:style-name="T27">scanf</text:span>(<text:span text:style-name="T25">"%d\n"</text:span>,<text:span text:style-name="T24"> </text:span>&amp;<text:span text:style-name="T30">k</text:span>);</text:p>
      <text:p text:style-name="P60"><text:span text:style-name="T24"><text:s text:c="4"/></text:span><text:span text:style-name="T26">switch</text:span>(<text:span text:style-name="T30">k</text:span>){</text:p>
      <text:p text:style-name="P60"><text:span text:style-name="T24"><text:s text:c="4"/></text:span><text:span text:style-name="T26">case</text:span><text:span text:style-name="T24"> </text:span><text:span text:style-name="T23">1</text:span>:</text:p>
      <text:p text:style-name="P60"><text:span text:style-name="T24"><text:s text:c="8"/></text:span>fgets(expr,<text:span text:style-name="T23">80</text:span>,<text:span text:style-name="T24"> </text:span><text:span text:style-name="T23">stdin</text:span>);</text:p>
      <text:p text:style-name="P60"><text:span text:style-name="T24"><text:s text:c="8"/></text:span><text:span text:style-name="T26">if</text:span>(!*<text:span text:style-name="T30">expr</text:span>)<text:span text:style-name="T24"> </text:span><text:span text:style-name="T26">return</text:span><text:span text:style-name="T24"> </text:span><text:span text:style-name="T23">0</text:span>;<text:span text:style-name="T24"> <text:s text:c="3"/></text:span><text:span text:style-name="T25">//Если</text:span><text:span text:style-name="T24"> </text:span><text:span text:style-name="T25">введена</text:span><text:span text:style-name="T24"> </text:span><text:span text:style-name="T25">пустая</text:span><text:span text:style-name="T24"> </text:span><text:span text:style-name="T25">строка</text:span><text:span text:style-name="T24"> </text:span><text:span text:style-name="T25">-</text:span><text:span text:style-name="T24"> </text:span><text:span text:style-name="T25">завершить</text:span><text:span text:style-name="T24"> </text:span><text:span text:style-name="T25">программу</text:span></text:p>
      <text:p text:style-name="P60"><text:span text:style-name="T24"><text:s text:c="8"/></text:span><text:span text:style-name="T27">pars</text:span>(<text:span text:style-name="T30">expr</text:span>);<text:span text:style-name="T24"> </text:span><text:span text:style-name="T25">//Вычислить</text:span><text:span text:style-name="T24"> </text:span><text:span text:style-name="T25">выражение</text:span></text:p>
      <text:p text:style-name="P60"><text:span text:style-name="T24"><text:s text:c="8"/></text:span><text:span text:style-name="T30">value</text:span>=<text:span text:style-name="T27">atoi</text:span>(<text:span text:style-name="T30">expr</text:span>);</text:p>
      <text:p text:style-name="P60"><text:span text:style-name="T24"><text:s text:c="8"/></text:span><text:span text:style-name="T26">if</text:span>(<text:span text:style-name="T30">value</text:span>&gt;<text:span text:style-name="T29">max</text:span>){</text:p>
      <text:p text:style-name="P60"><text:span text:style-name="T24"><text:s text:c="12"/></text:span><text:span text:style-name="T27">printf</text:span>(<text:span text:style-name="T25">"Значение</text:span><text:span text:style-name="T24"> </text:span><text:span text:style-name="T25">выражения(%d)</text:span><text:span text:style-name="T24"> </text:span><text:span text:style-name="T25">больше</text:span><text:span text:style-name="T24"> </text:span><text:span text:style-name="T25">максимума(%d).</text:span><text:span text:style-name="T24"> </text:span><text:span text:style-name="T25">Программа</text:span><text:span text:style-name="T24"> </text:span><text:span text:style-name="T25">завершилась</text:span><text:span text:style-name="T24"> </text:span><text:span text:style-name="T25">на</text:span><text:span text:style-name="T24"> </text:span><text:span text:style-name="T25">%d-ом</text:span><text:span text:style-name="T24"> </text:span><text:span text:style-name="T25">шаге.\n"</text:span>,<text:span text:style-name="T24"> </text:span><text:span text:style-name="T30">value</text:span>,<text:span text:style-name="T24"> </text:span><text:span text:style-name="T29">max</text:span>,<text:span text:style-name="T24"> </text:span><text:span text:style-name="T29">count</text:span>);</text:p>
      <text:p text:style-name="P60"><text:span text:style-name="T24"><text:s text:c="12"/></text:span><text:span text:style-name="T26">return</text:span><text:span text:style-name="T24"> </text:span><text:span text:style-name="T23">0</text:span>;</text:p>
      <text:p text:style-name="P60"><text:span text:style-name="T24"><text:s text:c="8"/></text:span>}</text:p>
      <text:p text:style-name="P60"><text:span text:style-name="T24"><text:s text:c="8"/></text:span><text:span text:style-name="T27">printf</text:span>(<text:span text:style-name="T25">"Result:</text:span><text:span text:style-name="T24"> </text:span><text:span text:style-name="T25">%d\n"</text:span>,<text:span text:style-name="T24"> </text:span><text:span text:style-name="T30">value</text:span>);</text:p>
      <text:p text:style-name="P60"><text:span text:style-name="T24"><text:s text:c="8"/></text:span><text:span text:style-name="T26">break</text:span>;</text:p>
      <text:p text:style-name="P60"><text:span text:style-name="T24"><text:s text:c="4"/></text:span><text:span text:style-name="T26">case</text:span><text:span text:style-name="T24"> </text:span><text:span text:style-name="T23">2</text:span>:</text:p>
      <text:p text:style-name="P60"><text:span text:style-name="T24"><text:s text:c="8"/></text:span>fgets(expr,<text:span text:style-name="T24"> </text:span><text:span text:style-name="T23">80</text:span>,<text:span text:style-name="T24"> </text:span>in);</text:p>
      <text:p text:style-name="P60"><text:span text:style-name="T24"><text:s text:c="8"/></text:span><text:span text:style-name="T27">pars</text:span>(<text:span text:style-name="T30">expr</text:span>);</text:p>
      <text:p text:style-name="P60"><text:span text:style-name="T24"><text:s text:c="8"/></text:span><text:span text:style-name="T30">value</text:span>=<text:span text:style-name="T27">atoi</text:span>(<text:span text:style-name="T30">expr</text:span>);</text:p>
      <text:p text:style-name="P60"><text:span text:style-name="T24"><text:s text:c="8"/></text:span><text:span text:style-name="T26">if</text:span>(<text:span text:style-name="T30">value</text:span>&gt;<text:span text:style-name="T29">max</text:span>){</text:p>
      <text:p text:style-name="P60"><text:span text:style-name="T24"><text:s text:c="12"/></text:span>fprintf(out<text:span text:style-name="T24"> </text:span>,<text:span text:style-name="T25">"Значение</text:span><text:span text:style-name="T24"> </text:span><text:span text:style-name="T25">выражения(%d)</text:span><text:span text:style-name="T24"> </text:span><text:span text:style-name="T25">больше</text:span><text:span text:style-name="T24"> </text:span><text:span text:style-name="T25">максимума(%d).</text:span><text:span text:style-name="T24"> </text:span><text:span text:style-name="T25">Программа</text:span><text:span text:style-name="T24"> </text:span><text:span text:style-name="T25">заверилась</text:span><text:span text:style-name="T24"> </text:span><text:span text:style-name="T25">на</text:span><text:span text:style-name="T24"> </text:span><text:span text:style-name="T25">%d-ом</text:span><text:span text:style-name="T24"> </text:span><text:span text:style-name="T25">шаге\n"</text:span>,<text:span text:style-name="T24"> </text:span>value,<text:span text:style-name="T24"> </text:span>max,<text:span text:style-name="T24"> </text:span>count);</text:p>
      <text:p text:style-name="P60"><text:span text:style-name="T24"><text:s text:c="12"/></text:span><text:span text:style-name="T26">return</text:span><text:span text:style-name="T24"> </text:span><text:span text:style-name="T23">0</text:span>;</text:p>
      <text:p text:style-name="P60"><text:span text:style-name="T24"><text:s text:c="8"/></text:span>}</text:p>
      <text:p text:style-name="P60"><text:span text:style-name="T24"><text:s text:c="8"/></text:span>fprintf(out,<text:span text:style-name="T24"> </text:span><text:span text:style-name="T25">"%d"</text:span>,<text:span text:style-name="T24"> </text:span>value);</text:p>
      <text:p text:style-name="P60"><text:span text:style-name="T24"><text:s text:c="8"/></text:span><text:span text:style-name="T26">break</text:span>;</text:p>
      <text:p text:style-name="P60"><text:span text:style-name="T24"><text:s text:c="4"/></text:span><text:span text:style-name="T26">default</text:span>:</text:p>
      <text:p text:style-name="P60"><text:soft-page-break/><text:span text:style-name="T24"><text:s text:c="8"/></text:span><text:span text:style-name="T27">printf</text:span>(<text:span text:style-name="T25">"Введен</text:span><text:span text:style-name="T24"> </text:span><text:span text:style-name="T25">неверный</text:span><text:span text:style-name="T24"> </text:span><text:span text:style-name="T25">символ\n"</text:span>);</text:p>
      <text:p text:style-name="P59"><text:span text:style-name="T24"><text:s text:c="8"/></text:span><text:span text:style-name="T26">break</text:span>;</text:p>
      <text:p text:style-name="P60"><text:span text:style-name="T24"><text:s text:c="4"/></text:span>}</text:p>
      <text:p text:style-name="P60"><text:span text:style-name="T24"><text:s text:c="4"/></text:span>fclose(in);</text:p>
      <text:p text:style-name="P60"><text:span text:style-name="T24"><text:s text:c="4"/></text:span>fclose(out);</text:p>
      <text:p text:style-name="P60"><text:span text:style-name="T24"><text:s text:c="4"/></text:span><text:span text:style-name="T26">return</text:span><text:span text:style-name="T24"> </text:span><text:span text:style-name="T23">0</text:span>;</text:p>
      <text:p text:style-name="P59">}</text:p>
      <text:p text:style-name="P60"><text:span text:style-name="T26">void</text:span><text:span text:style-name="T24"> </text:span><text:span text:style-name="T28">pars</text:span>(<text:span text:style-name="T26">char</text:span><text:span text:style-name="T24"> </text:span>*<text:span text:style-name="T30">line</text:span>)</text:p>
      <text:p text:style-name="P60">{</text:p>
      <text:p text:style-name="P60"><text:span text:style-name="T24"><text:s text:c="4"/></text:span><text:span text:style-name="T26">int</text:span><text:span text:style-name="T24"> </text:span>*<text:span text:style-name="T30">pointer</text:span>;</text:p>
      <text:p text:style-name="P60"><text:span text:style-name="T24"><text:s text:c="4"/></text:span><text:span text:style-name="T26">int</text:span><text:span text:style-name="T24"> </text:span><text:span text:style-name="T30">result</text:span>;</text:p>
      <text:p text:style-name="P60"><text:span text:style-name="T24"><text:s text:c="4"/></text:span><text:span text:style-name="T29">expr</text:span>=<text:span text:style-name="T30">line</text:span>;</text:p>
      <text:p text:style-name="P60"><text:span text:style-name="T24"><text:s text:c="4"/></text:span><text:span text:style-name="T30">pointer</text:span>=<text:span text:style-name="T27">getToken</text:span>(<text:span text:style-name="T29">expr</text:span>);</text:p>
      <text:p text:style-name="P60"><text:span text:style-name="T24"><text:s text:c="4"/></text:span><text:span text:style-name="T27">fSum</text:span>(&amp;<text:span text:style-name="T30">result</text:span>);</text:p>
      <text:p text:style-name="P60"><text:span text:style-name="T24"><text:s text:c="4"/></text:span>*<text:span text:style-name="T30">pointer</text:span>=<text:span text:style-name="T23">0</text:span>;</text:p>
      <text:p text:style-name="P60"><text:span text:style-name="T24"><text:s text:c="4"/></text:span><text:span text:style-name="T27">sprintf</text:span>(<text:span text:style-name="T29">expr</text:span>,<text:span text:style-name="T24"> </text:span><text:span text:style-name="T25">"%d"</text:span>,<text:span text:style-name="T24"> </text:span><text:span text:style-name="T30">result</text:span>);</text:p>
      <text:p text:style-name="P59">}</text:p>
      <text:p text:style-name="P60"><text:span text:style-name="T26">int</text:span>*<text:span text:style-name="T24"> </text:span><text:span text:style-name="T28">getToken</text:span>(<text:span text:style-name="T26">char</text:span><text:span text:style-name="T24"> </text:span>*<text:span text:style-name="T30">expr</text:span>)</text:p>
      <text:p text:style-name="P60">{</text:p>
      <text:p text:style-name="P59"><text:span text:style-name="T24"><text:s text:c="4"/></text:span><text:span text:style-name="T26">static</text:span><text:span text:style-name="T24"> </text:span><text:span text:style-name="T26">int</text:span><text:span text:style-name="T24"> </text:span><text:span text:style-name="T30">i</text:span>=<text:span text:style-name="T23">0</text:span>;</text:p>
      <text:p text:style-name="P60"><text:span text:style-name="T24"><text:s text:c="4"/></text:span><text:span text:style-name="T26">if</text:span>(<text:span text:style-name="T30">expr</text:span>[<text:span text:style-name="T30">i</text:span>]==<text:span text:style-name="T25">'\0'</text:span>)<text:span text:style-name="T24"> </text:span><text:span text:style-name="T25">//Если</text:span><text:span text:style-name="T24"> </text:span><text:span text:style-name="T25">конец</text:span><text:span text:style-name="T24"> </text:span><text:span text:style-name="T25">выражения</text:span></text:p>
      <text:p text:style-name="P60"><text:span text:style-name="T24"><text:s text:c="4"/></text:span>{</text:p>
      <text:p text:style-name="P60"><text:span text:style-name="T24"><text:s text:c="8"/></text:span><text:span text:style-name="T30">i</text:span>=<text:span text:style-name="T23">0</text:span>;</text:p>
      <text:p text:style-name="P60"><text:span text:style-name="T24"><text:s text:c="8"/></text:span><text:span text:style-name="T26">return</text:span><text:span text:style-name="T24"> </text:span><text:span text:style-name="T23">0</text:span>;</text:p>
      <text:p text:style-name="P60"><text:span text:style-name="T24"><text:s text:c="4"/></text:span>}</text:p>
      <text:p text:style-name="P59"><text:span text:style-name="T24"><text:s text:c="4"/></text:span><text:span text:style-name="T26">while</text:span>(<text:span text:style-name="T27">isspace</text:span>(<text:span text:style-name="T30">expr</text:span>[<text:span text:style-name="T30">i</text:span>]))<text:span text:style-name="T24"> </text:span><text:span text:style-name="T30">i</text:span>++;<text:span text:style-name="T24"> </text:span><text:span text:style-name="T25">//Пропустить</text:span><text:span text:style-name="T24"> </text:span><text:span text:style-name="T25">разделительные</text:span><text:span text:style-name="T24"> </text:span><text:span text:style-name="T25">символы</text:span></text:p>
      <text:p text:style-name="P60"><text:span text:style-name="T24"><text:s text:c="4"/></text:span><text:span text:style-name="T26">if</text:span>(<text:span text:style-name="T27">strchr</text:span>(<text:span text:style-name="T25">"+-*"</text:span>,<text:span text:style-name="T24"> </text:span><text:span text:style-name="T30">expr</text:span>[<text:span text:style-name="T30">i</text:span>]))</text:p>
      <text:p text:style-name="P60"><text:span text:style-name="T24"><text:s text:c="4"/></text:span>{</text:p>
      <text:p text:style-name="P60"><text:span text:style-name="T24"><text:s text:c="8"/></text:span>*<text:span text:style-name="T29">token</text:span><text:span text:style-name="T24"> </text:span>=<text:span text:style-name="T24"> </text:span><text:span text:style-name="T30">expr</text:span>[<text:span text:style-name="T30">i</text:span>];</text:p>
      <text:p text:style-name="P60"><text:span text:style-name="T24"><text:s text:c="8"/></text:span>*(<text:span text:style-name="T29">token</text:span>+<text:span text:style-name="T23">1</text:span>)<text:span text:style-name="T24"> </text:span>=<text:span text:style-name="T24"> </text:span><text:span text:style-name="T25">'\0'</text:span>;</text:p>
      <text:p text:style-name="P60"><text:span text:style-name="T24"><text:s text:c="4"/></text:span>}</text:p>
      <text:p text:style-name="P60"><text:span text:style-name="T24"><text:s text:c="4"/></text:span><text:span text:style-name="T26">else</text:span><text:span text:style-name="T24"> </text:span><text:span text:style-name="T26">if</text:span>(<text:span text:style-name="T27">isdigit</text:span>(<text:span text:style-name="T30">expr</text:span>[<text:span text:style-name="T30">i</text:span>]))</text:p>
      <text:p text:style-name="P60"><text:span text:style-name="T24"><text:s text:c="4"/></text:span>{</text:p>
      <text:p text:style-name="P60"><text:span text:style-name="T24"><text:s text:c="8"/></text:span><text:span text:style-name="T26">int</text:span><text:span text:style-name="T24"> </text:span><text:span text:style-name="T30">j</text:span>=<text:span text:style-name="T23">0</text:span>;</text:p>
      <text:p text:style-name="P60"><text:span text:style-name="T24"><text:s text:c="8"/></text:span><text:span text:style-name="T29">token</text:span>[<text:span text:style-name="T30">j</text:span>]=<text:span text:style-name="T30">expr</text:span>[<text:span text:style-name="T30">i</text:span>];</text:p>
      <text:p text:style-name="P60"><text:span text:style-name="T24"><text:s text:c="8"/></text:span><text:span text:style-name="T26">while</text:span>(<text:span text:style-name="T27">isdigit</text:span>(<text:span text:style-name="T30">expr</text:span>[<text:span text:style-name="T30">i</text:span>+<text:span text:style-name="T23">1</text:span>]))</text:p>
      <text:p text:style-name="P60"><text:span text:style-name="T24"><text:s text:c="12"/></text:span><text:span text:style-name="T29">token</text:span>[++<text:span text:style-name="T30">j</text:span>]=<text:span text:style-name="T30">expr</text:span>[++<text:span text:style-name="T30">i</text:span>];</text:p>
      <text:p text:style-name="P60"><text:span text:style-name="T24"><text:s text:c="8"/></text:span><text:span text:style-name="T29">token</text:span>[<text:span text:style-name="T30">j</text:span>+<text:span text:style-name="T23">1</text:span>]=<text:span text:style-name="T25">'\0'</text:span>;</text:p>
      <text:p text:style-name="P60"><text:span text:style-name="T24"><text:s text:c="4"/></text:span>}</text:p>
      <text:p text:style-name="P60"><text:span text:style-name="T24"><text:s text:c="4"/></text:span><text:span text:style-name="T30">i</text:span>++;</text:p>
      <text:p text:style-name="P60"><text:soft-page-break/><text:span text:style-name="T24"><text:s text:c="4"/></text:span><text:span text:style-name="T26">return</text:span><text:span text:style-name="T24"> </text:span>&amp;<text:span text:style-name="T30">i</text:span>;</text:p>
      <text:p text:style-name="P59">}</text:p>
      <text:p text:style-name="P60"><text:span text:style-name="T26">int</text:span><text:span text:style-name="T24"> </text:span><text:span text:style-name="T28">fSum</text:span>(<text:span text:style-name="T26">int</text:span><text:span text:style-name="T24"> </text:span>*<text:span text:style-name="T30">anw</text:span>)</text:p>
      <text:p text:style-name="P60">{</text:p>
      <text:p text:style-name="P60"><text:span text:style-name="T24"><text:s text:c="4"/></text:span><text:span text:style-name="T26">char</text:span><text:span text:style-name="T24"> </text:span><text:span text:style-name="T30">op</text:span>;</text:p>
      <text:p text:style-name="P60"><text:span text:style-name="T24"><text:s text:c="4"/></text:span><text:span text:style-name="T26">int</text:span><text:span text:style-name="T24"> </text:span><text:span text:style-name="T30">temp</text:span>;</text:p>
      <text:p text:style-name="P59"><text:span text:style-name="T24"><text:s text:c="4"/></text:span><text:span text:style-name="T26">if</text:span>(<text:span text:style-name="T27">fMulti</text:span>(<text:span text:style-name="T30">anw</text:span>))<text:span text:style-name="T24"> </text:span><text:span text:style-name="T26">return</text:span><text:span text:style-name="T24"> </text:span><text:span text:style-name="T23">1</text:span>;</text:p>
      <text:p text:style-name="P60"><text:span text:style-name="T24"><text:s text:c="4"/></text:span><text:span text:style-name="T26">while</text:span>((<text:span text:style-name="T30">op</text:span><text:span text:style-name="T24"> </text:span>=<text:span text:style-name="T24"> </text:span>*<text:span text:style-name="T29">token</text:span>)<text:span text:style-name="T24"> </text:span>==<text:span text:style-name="T24"> </text:span><text:span text:style-name="T25">'+'</text:span><text:span text:style-name="T24"> </text:span>||<text:span text:style-name="T24"> </text:span><text:span text:style-name="T30">op</text:span><text:span text:style-name="T24"> </text:span>==<text:span text:style-name="T24"> </text:span><text:span text:style-name="T25">'-'</text:span>)</text:p>
      <text:p text:style-name="P60"><text:span text:style-name="T24"><text:s text:c="4"/></text:span>{</text:p>
      <text:p text:style-name="P60"><text:span text:style-name="T24"><text:s text:c="8"/></text:span><text:span text:style-name="T27">getToken</text:span>(<text:span text:style-name="T29">expr</text:span>);</text:p>
      <text:p text:style-name="P60"><text:span text:style-name="T24"><text:s text:c="8"/></text:span><text:span text:style-name="T27">fMulti</text:span>(&amp;<text:span text:style-name="T30">temp</text:span>);</text:p>
      <text:p text:style-name="P60"><text:span text:style-name="T24"><text:s text:c="8"/></text:span><text:span text:style-name="T26">switch</text:span>(<text:span text:style-name="T30">op</text:span>)</text:p>
      <text:p text:style-name="P60"><text:span text:style-name="T24"><text:s text:c="8"/></text:span>{</text:p>
      <text:p text:style-name="P60"><text:span text:style-name="T24"><text:s text:c="9"/></text:span><text:span text:style-name="T26">case</text:span><text:span text:style-name="T24"> </text:span><text:span text:style-name="T25">'+'</text:span>:</text:p>
      <text:p text:style-name="P60"><text:span text:style-name="T24"><text:s text:c="12"/></text:span>*<text:span text:style-name="T30">anw</text:span><text:span text:style-name="T24"> </text:span>+=<text:span text:style-name="T24"> </text:span><text:span text:style-name="T30">temp</text:span>;</text:p>
      <text:p text:style-name="P60"><text:span text:style-name="T24"><text:s text:c="12"/></text:span><text:span text:style-name="T29">count</text:span><text:span text:style-name="T24"> </text:span>++;</text:p>
      <text:p text:style-name="P60"><text:span text:style-name="T24"><text:s text:c="12"/></text:span><text:span text:style-name="T26">if</text:span>(*<text:span text:style-name="T30">anw</text:span>&gt;<text:span text:style-name="T29">max</text:span>)</text:p>
      <text:p text:style-name="P60"><text:span text:style-name="T24"><text:s text:c="16"/></text:span><text:span text:style-name="T26">return</text:span><text:span text:style-name="T24"> </text:span>-<text:span text:style-name="T23">1</text:span>;</text:p>
      <text:p text:style-name="P60"><text:span text:style-name="T24"><text:s text:c="12"/></text:span><text:span text:style-name="T26">break</text:span>;</text:p>
      <text:p text:style-name="P60"><text:span text:style-name="T24"><text:s text:c="9"/></text:span><text:span text:style-name="T26">case</text:span><text:span text:style-name="T24"> </text:span><text:span text:style-name="T25">'-'</text:span>:</text:p>
      <text:p text:style-name="P60"><text:span text:style-name="T24"><text:s text:c="12"/></text:span>*<text:span text:style-name="T30">anw</text:span><text:span text:style-name="T24"> </text:span>-=<text:span text:style-name="T24"> </text:span><text:span text:style-name="T30">temp</text:span>;</text:p>
      <text:p text:style-name="P60"><text:span text:style-name="T24"><text:s text:c="12"/></text:span><text:span text:style-name="T29">count</text:span>++;</text:p>
      <text:p text:style-name="P60"><text:span text:style-name="T24"><text:s text:c="12"/></text:span><text:span text:style-name="T26">if</text:span>(*<text:span text:style-name="T30">anw</text:span>&gt;<text:span text:style-name="T29">max</text:span>)</text:p>
      <text:p text:style-name="P60"><text:span text:style-name="T24"><text:s text:c="16"/></text:span><text:span text:style-name="T26">return</text:span><text:span text:style-name="T24"> </text:span>-<text:span text:style-name="T23">1</text:span>;</text:p>
      <text:p text:style-name="P60"><text:span text:style-name="T24"><text:s text:c="12"/></text:span><text:span text:style-name="T26">break</text:span>;</text:p>
      <text:p text:style-name="P60"><text:span text:style-name="T24"><text:s text:c="8"/></text:span>}</text:p>
      <text:p text:style-name="P59"><text:span text:style-name="T24"><text:s text:c="4"/></text:span>}</text:p>
      <text:p text:style-name="P60"><text:span text:style-name="T26">return</text:span><text:span text:style-name="T24"> </text:span><text:span text:style-name="T23">0</text:span>;</text:p>
      <text:p text:style-name="P59">}</text:p>
      <text:p text:style-name="P60"><text:span text:style-name="T26">int</text:span><text:span text:style-name="T24"> </text:span><text:span text:style-name="T28">fMulti</text:span>(<text:span text:style-name="T26">int</text:span><text:span text:style-name="T24"> </text:span>*<text:span text:style-name="T30">anw</text:span>)</text:p>
      <text:p text:style-name="P60">{</text:p>
      <text:p text:style-name="P60"><text:span text:style-name="T24"><text:s text:c="4"/></text:span><text:span text:style-name="T26">char</text:span><text:span text:style-name="T24"> </text:span><text:span text:style-name="T30">op</text:span>;</text:p>
      <text:p text:style-name="P60"><text:span text:style-name="T24"><text:s text:c="4"/></text:span><text:span text:style-name="T26">int</text:span><text:span text:style-name="T24"> </text:span><text:span text:style-name="T30">temp</text:span>;</text:p>
      <text:p text:style-name="P59"><text:span text:style-name="T24"><text:s text:c="4"/></text:span><text:span text:style-name="T26">if</text:span>(<text:span text:style-name="T27">fUnary</text:span>(<text:span text:style-name="T30">anw</text:span>))<text:span text:style-name="T24"> </text:span><text:span text:style-name="T26">return</text:span><text:span text:style-name="T24"> </text:span><text:span text:style-name="T23">1</text:span>;<text:span text:style-name="T24"> </text:span><text:span text:style-name="T25">//Ошибка</text:span></text:p>
      <text:p text:style-name="P60"><text:span text:style-name="T24"><text:s text:c="4"/></text:span><text:span text:style-name="T26">while</text:span>((<text:span text:style-name="T30">op</text:span><text:span text:style-name="T24"> </text:span>=<text:span text:style-name="T24"> </text:span>*<text:span text:style-name="T29">token</text:span>)<text:span text:style-name="T24"> </text:span>==<text:span text:style-name="T24"> </text:span><text:span text:style-name="T25">'*'</text:span>)</text:p>
      <text:p text:style-name="P60"><text:span text:style-name="T24"><text:s text:c="4"/></text:span>{</text:p>
      <text:p text:style-name="P60"><text:span text:style-name="T24"><text:s text:c="8"/></text:span><text:span text:style-name="T27">getToken</text:span>(<text:span text:style-name="T29">expr</text:span>);</text:p>
      <text:p text:style-name="P60"><text:span text:style-name="T24"><text:s text:c="8"/></text:span><text:span text:style-name="T26">if</text:span>(<text:span text:style-name="T27">fUnary</text:span>(&amp;<text:span text:style-name="T30">temp</text:span>))<text:span text:style-name="T24"> </text:span><text:span text:style-name="T26">return</text:span><text:span text:style-name="T24"> </text:span><text:span text:style-name="T23">1</text:span>;<text:span text:style-name="T24"> </text:span><text:span text:style-name="T25">//Ошибка</text:span></text:p>
      <text:p text:style-name="P60"><text:span text:style-name="T24"><text:s text:c="8"/></text:span><text:span text:style-name="T26">switch</text:span>(<text:span text:style-name="T30">op</text:span>)</text:p>
      <text:p text:style-name="P60"><text:span text:style-name="T24"><text:s text:c="8"/></text:span>{</text:p>
      <text:p text:style-name="P60"><text:soft-page-break/><text:span text:style-name="T24"><text:s text:c="9"/></text:span><text:span text:style-name="T26">case</text:span><text:span text:style-name="T24"> </text:span><text:span text:style-name="T25">'*'</text:span>:</text:p>
      <text:p text:style-name="P60"><text:span text:style-name="T24"><text:s text:c="12"/></text:span>*<text:span text:style-name="T30">anw</text:span><text:span text:style-name="T24"> </text:span>*=<text:span text:style-name="T24"> </text:span><text:span text:style-name="T30">temp</text:span>;</text:p>
      <text:p text:style-name="P60"><text:span text:style-name="T24"><text:s text:c="12"/></text:span><text:span text:style-name="T29">count</text:span>++;</text:p>
      <text:p text:style-name="P60"><text:span text:style-name="T24"><text:s text:c="12"/></text:span><text:span text:style-name="T26">if</text:span>(*<text:span text:style-name="T30">anw</text:span>&gt;<text:span text:style-name="T29">max</text:span>)</text:p>
      <text:p text:style-name="P60"><text:span text:style-name="T24"><text:s text:c="16"/></text:span><text:span text:style-name="T26">return</text:span><text:span text:style-name="T24"> </text:span>-<text:span text:style-name="T23">1</text:span>;</text:p>
      <text:p text:style-name="P60"><text:span text:style-name="T24"><text:s text:c="12"/></text:span><text:span text:style-name="T26">break</text:span>;</text:p>
      <text:p text:style-name="P60"><text:span text:style-name="T24"><text:s text:c="8"/></text:span>}</text:p>
      <text:p text:style-name="P59"><text:span text:style-name="T24"><text:s text:c="4"/></text:span>}</text:p>
      <text:p text:style-name="P60"><text:span text:style-name="T26">return</text:span><text:span text:style-name="T24"> </text:span><text:span text:style-name="T23">0</text:span>;</text:p>
      <text:p text:style-name="P59">}</text:p>
      <text:p text:style-name="P60"><text:span text:style-name="T26">int</text:span><text:span text:style-name="T24"> </text:span><text:span text:style-name="T28">fUnary</text:span>(<text:span text:style-name="T26">int</text:span><text:span text:style-name="T24"> </text:span>*<text:span text:style-name="T30">anw</text:span>)</text:p>
      <text:p text:style-name="P60">{</text:p>
      <text:p text:style-name="P60"><text:span text:style-name="T24"><text:s text:c="4"/></text:span><text:span text:style-name="T26">char</text:span><text:span text:style-name="T24"> </text:span><text:span text:style-name="T30">op</text:span>=<text:span text:style-name="T23">0</text:span>;</text:p>
      <text:p text:style-name="P60"><text:span text:style-name="T24"><text:s text:c="4"/></text:span><text:span text:style-name="T26">if</text:span>(*<text:span text:style-name="T29">token</text:span><text:span text:style-name="T24"> </text:span>==<text:span text:style-name="T24"> </text:span><text:span text:style-name="T25">'+'</text:span><text:span text:style-name="T24"> </text:span>||<text:span text:style-name="T24"> </text:span>*<text:span text:style-name="T29">token</text:span><text:span text:style-name="T24"> </text:span>==<text:span text:style-name="T24"> </text:span><text:span text:style-name="T25">'-'</text:span>)</text:p>
      <text:p text:style-name="P60"><text:span text:style-name="T24"><text:s text:c="4"/></text:span>{</text:p>
      <text:p text:style-name="P60"><text:span text:style-name="T24"><text:s text:c="8"/></text:span><text:span text:style-name="T30">op</text:span><text:span text:style-name="T24"> </text:span>=<text:span text:style-name="T24"> </text:span>*<text:span text:style-name="T29">token</text:span>;</text:p>
      <text:p text:style-name="P60"><text:span text:style-name="T24"><text:s text:c="8"/></text:span><text:span text:style-name="T27">getToken</text:span>(<text:span text:style-name="T29">expr</text:span>);</text:p>
      <text:p text:style-name="P60"><text:span text:style-name="T24"><text:s text:c="4"/></text:span>}</text:p>
      <text:p text:style-name="P59"><text:span text:style-name="T24"><text:s text:c="4"/></text:span><text:span text:style-name="T26">if</text:span>(<text:span text:style-name="T27">fAtom</text:span>(<text:span text:style-name="T30">anw</text:span>))<text:span text:style-name="T24"> </text:span><text:span text:style-name="T26">return</text:span><text:span text:style-name="T24"> </text:span><text:span text:style-name="T23">1</text:span>;<text:span text:style-name="T24"> </text:span><text:span text:style-name="T25">//Ошибка</text:span></text:p>
      <text:p text:style-name="P59"><text:span text:style-name="T24"><text:s text:c="4"/></text:span><text:span text:style-name="T26">if</text:span>(<text:span text:style-name="T30">op</text:span><text:span text:style-name="T24"> </text:span>==<text:span text:style-name="T24"> </text:span><text:span text:style-name="T25">'-'</text:span>)<text:span text:style-name="T24"> </text:span>*<text:span text:style-name="T30">anw</text:span><text:span text:style-name="T24"> </text:span>=<text:span text:style-name="T24"> </text:span>-(*<text:span text:style-name="T30">anw</text:span>);</text:p>
      <text:p text:style-name="P60"><text:span text:style-name="T26">return</text:span><text:span text:style-name="T24"> </text:span><text:span text:style-name="T23">0</text:span>;</text:p>
      <text:p text:style-name="P59">}</text:p>
      <text:p text:style-name="P60"><text:span text:style-name="T26">int</text:span><text:span text:style-name="T24"> </text:span><text:span text:style-name="T28">fAtom</text:span>(<text:span text:style-name="T26">int</text:span><text:span text:style-name="T24"> </text:span>*<text:span text:style-name="T30">anw</text:span>){</text:p>
      <text:p text:style-name="P60"><text:span text:style-name="T24"><text:s text:c="8"/></text:span>*<text:span text:style-name="T30">anw</text:span><text:span text:style-name="T24"> </text:span>=<text:span text:style-name="T24"> </text:span><text:span text:style-name="T27">atoi</text:span>(<text:span text:style-name="T29">token</text:span>);</text:p>
      <text:p text:style-name="P60"><text:span text:style-name="T24"><text:s text:c="8"/></text:span><text:span text:style-name="T27">getToken</text:span>(<text:span text:style-name="T29">expr</text:span>);</text:p>
      <text:p text:style-name="P60"><text:span text:style-name="T26">return</text:span><text:span text:style-name="T24"> </text:span><text:span text:style-name="T23">0</text:span>;</text:p>
      <text:p text:style-name="P59">}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Mangal" style:font-family-complex="Mangal" style:font-family-generic-complex="system" style:font-pitch-complex="variable" style:font-size-complex="14.5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000000" style:font-name="Calibri Light" fo:font-family="'Calibri Light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Mangal" style:font-family-complex="Mangal" style:font-family-generic-complex="system" style:font-pitch-complex="variable" style:font-size-complex="11.5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List_20_Paragraph" style:display-name="List Paragraph" style:family="paragraph" style:parent-style-name="Standard" style:default-outline-level="">
      <style:paragraph-properties fo:margin-top="0cm" fo:margin-bottom="0cm" loext:contextual-spacing="true"/>
      <style:text-properties style:font-name-complex="Mangal" style:font-family-complex="Mangal" style:font-family-generic-complex="system" style:font-pitch-complex="variable" style:font-size-complex="10.5pt"/>
    </style:style>
    <style:style style:name="Table_20_Contents" style:display-name="Table Contents" style:family="paragraph" style:parent-style-name="Standard" style:default-outline-level="" style:class="extra"/>
    <style:style style:name="TOC_20_Heading" style:display-name="TOC Heading" style:family="paragraph" style:parent-style-name="Heading_20_1" style:default-outline-level="">
      <style:paragraph-properties fo:line-height="108%" fo:orphans="2" fo:widows="2" fo:hyphenation-ladder-count="no-limit"/>
      <style:text-properties style:language-asian="ru" style:country-asian="RU" style:font-name-complex="Tahoma" style:font-family-complex="Tahoma" style:font-family-generic-complex="system" style:font-pitch-complex="variable" style:font-size-complex="16pt" style:language-complex="ar" style:country-complex="SA" fo:hyphenate="true" fo:hyphenation-remain-char-count="2" fo:hyphenation-push-char-count="2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margin-top="0cm" fo:margin-bottom="0.176cm" loext:contextual-spacing="fals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Normal_20__28_Web_29_" style:display-name="Normal (Web)" style:family="paragraph" style:parent-style-name="Standard" style:default-outline-level="">
      <style:text-properties style:font-name="Times New Roman1" fo:font-family="'Times New Roman'" style:font-family-generic="roman" style:font-pitch="variable" style:font-name-complex="Mangal" style:font-family-complex="Mangal" style:font-family-generic-complex="system" style:font-pitch-complex="variable" style:font-size-complex="10.5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color="#000000" style:font-name="Calibri Light" fo:font-family="'Calibri Light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language-asian="zh" style:country-asian="CN" style:font-weight-asian="bold" style:font-name-complex="Mangal" style:font-family-complex="Mangal" style:font-family-generic-complex="system" style:font-pitch-complex="variable" style:font-size-complex="11.5pt" style:language-complex="hi" style:country-complex="IN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zh" style:country-asian="CN" style:font-name-complex="Mangal" style:font-family-complex="Mangal" style:font-family-generic-complex="system" style:font-pitch-complex="variable" style:font-size-complex="14.5pt" style:language-complex="hi" style:country-complex="IN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="Times New Roman1" fo:font-family="'Times New Roman'" style:font-family-generic="roman" style:font-pitch="variable" fo:font-size="14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space" fo:text-inden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1" fo:font-size="14pt" style:font-size-asian="14pt" style:font-name-complex="Times New Roman2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len.ber@mail.ru</meta:initial-creator>
    <meta:editing-cycles>20</meta:editing-cycles>
    <meta:print-date>2018-02-20T11:05:00</meta:print-date>
    <meta:creation-date>2018-02-20T12:15:00</meta:creation-date>
    <dc:date>2018-09-17T23:40:03.834652555</dc:date>
    <meta:editing-duration>PT5H26M18S</meta:editing-duration>
    <meta:generator>LibreOffice/5.4.6.2$Linux_X86_64 LibreOffice_project/40m0$Build-2</meta:generator>
    <meta:document-statistic meta:table-count="2" meta:image-count="0" meta:object-count="0" meta:page-count="12" meta:paragraph-count="226" meta:word-count="1060" meta:character-count="8588" meta:non-whitespace-character-count="69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